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cea" officeooo:paragraph-rsid="0005bcea"/>
    </style:style>
    <style:style style:name="P2" style:family="paragraph" style:parent-style-name="Heading_20_1">
      <style:paragraph-properties fo:text-align="center" style:justify-single-word="false"/>
      <style:text-properties officeooo:rsid="0005bcea" officeooo:paragraph-rsid="0005bcea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15%"/>
      <style:text-properties fo:language="zxx" fo:country="none" officeooo:rsid="0020b72d" officeooo:paragraph-rsid="0020b72d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15%"/>
      <style:text-properties fo:language="zxx" fo:country="none" officeooo:rsid="00223704" officeooo:paragraph-rsid="00223704" style:language-asian="zxx" style:country-asian="none" style:language-complex="zxx" style:country-complex="none"/>
    </style:style>
    <style:style style:name="P6" style:family="paragraph" style:parent-style-name="Standard" style:list-style-name="L3">
      <style:paragraph-properties fo:line-height="115%"/>
      <style:text-properties fo:language="zxx" fo:country="none" officeooo:rsid="00223704" officeooo:paragraph-rsid="00223704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15%"/>
      <style:text-properties fo:language="zxx" fo:country="none" officeooo:rsid="0020f6a6" officeooo:paragraph-rsid="0020f6a6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d23" officeooo:paragraph-rsid="001bdd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paragraph-rsid="001540cb"/>
    </style:style>
    <style:style style:name="P11" style:family="paragraph" style:parent-style-name="Text_20_body">
      <style:paragraph-properties fo:line-height="115%"/>
      <style:text-properties fo:language="zxx" fo:country="none" officeooo:rsid="001fa33b" officeooo:paragraph-rsid="001fa33b" style:language-asian="zxx" style:country-asian="none" style:language-complex="zxx" style:country-complex="none"/>
    </style:style>
    <style:style style:name="P12" style:family="paragraph" style:parent-style-name="Text_20_body" style:list-style-name="L2">
      <style:paragraph-properties fo:line-height="115%"/>
      <style:text-properties fo:language="zxx" fo:country="none" officeooo:rsid="000a660a" officeooo:paragraph-rsid="001540cb" style:language-asian="zxx" style:country-asian="none" style:language-complex="zxx" style:country-complex="none"/>
    </style:style>
    <style:style style:name="P13" style:family="paragraph" style:parent-style-name="Text_20_body" style:list-style-name="L2">
      <style:paragraph-properties fo:line-height="115%"/>
      <style:text-properties fo:language="zxx" fo:country="none" officeooo:paragraph-rsid="001540cb" style:language-asian="zxx" style:country-asian="none" style:language-complex="zxx" style:country-complex="none"/>
    </style:style>
    <style:style style:name="P14" style:family="paragraph" style:parent-style-name="Text_20_body">
      <style:paragraph-properties fo:line-height="115%"/>
      <style:text-properties fo:language="zxx" fo:country="none" officeooo:paragraph-rsid="001540cb" style:language-asian="zxx" style:country-asian="none" style:language-complex="zxx" style:country-complex="none"/>
    </style:style>
    <style:style style:name="P15" style:family="paragraph" style:parent-style-name="Text_20_body" style:list-style-name="L3">
      <style:paragraph-properties fo:line-height="115%"/>
      <style:text-properties fo:language="zxx" fo:country="none" fo:font-weight="bold" officeooo:rsid="00070463" officeooo:paragraph-rsid="00223704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 style:list-style-name="L1">
      <style:paragraph-properties fo:margin-top="0cm" fo:margin-bottom="0.146cm" loext:contextual-spacing="false" fo:line-height="115%"/>
      <style:text-properties fo:language="zxx" fo:country="none" officeooo:paragraph-rsid="0005bcea" style:language-asian="zxx" style:country-asian="none" style:language-complex="zxx" style:country-complex="none"/>
    </style:style>
    <style:style style:name="P17" style:family="paragraph" style:parent-style-name="Text_20_body" style:list-style-name="L1">
      <style:paragraph-properties fo:margin-top="0cm" fo:margin-bottom="0.146cm" loext:contextual-spacing="false" fo:line-height="115%"/>
      <style:text-properties fo:language="zxx" fo:country="none" officeooo:rsid="0005c14c" officeooo:paragraph-rsid="00241cb7" style:language-asian="zxx" style:country-asian="none" style:language-complex="zxx" style:country-complex="none"/>
    </style:style>
    <style:style style:name="P18" style:family="paragraph" style:parent-style-name="Text_20_body" style:list-style-name="L2">
      <style:paragraph-properties fo:margin-top="0cm" fo:margin-bottom="0.146cm" loext:contextual-spacing="false" fo:line-height="115%"/>
      <style:text-properties fo:language="zxx" fo:country="none" officeooo:rsid="000a660a" officeooo:paragraph-rsid="000a660a" style:language-asian="zxx" style:country-asian="none" style:language-complex="zxx" style:country-complex="none"/>
    </style:style>
    <style:style style:name="P19" style:family="paragraph" style:parent-style-name="Text_20_body" style:list-style-name="L2">
      <style:paragraph-properties fo:margin-top="0cm" fo:margin-bottom="0.146cm" loext:contextual-spacing="false" fo:line-height="115%"/>
      <style:text-properties fo:language="zxx" fo:country="none" officeooo:rsid="000bdb82" officeooo:paragraph-rsid="000bdb82" style:language-asian="zxx" style:country-asian="none" style:language-complex="zxx" style:country-complex="none"/>
    </style:style>
    <style:style style:name="P20" style:family="paragraph" style:parent-style-name="Text_20_body" style:list-style-name="L2">
      <style:paragraph-properties fo:margin-top="0cm" fo:margin-bottom="0.146cm" loext:contextual-spacing="false" fo:line-height="115%"/>
      <style:text-properties fo:language="zxx" fo:country="none" fo:font-weight="bold" officeooo:rsid="00070463" officeooo:paragraph-rsid="0011a055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bdb82"/>
    </style:style>
    <style:style style:name="T2" style:family="text">
      <style:text-properties officeooo:rsid="000d348b"/>
    </style:style>
    <style:style style:name="T3" style:family="text">
      <style:text-properties officeooo:rsid="0010193f"/>
    </style:style>
    <style:style style:name="T4" style:family="text">
      <style:text-properties officeooo:rsid="0012e4f4"/>
    </style:style>
    <style:style style:name="T5" style:family="text">
      <style:text-properties officeooo:rsid="0014572a"/>
    </style:style>
    <style:style style:name="T6" style:family="text">
      <style:text-properties officeooo:rsid="00159552"/>
    </style:style>
    <style:style style:name="T7" style:family="text">
      <style:text-properties style:font-name="Liberation Sans" officeooo:rsid="0015a378"/>
    </style:style>
    <style:style style:name="T8" style:family="text">
      <style:text-properties style:font-name="Liberation Sans" fo:font-weight="bold" officeooo:rsid="001794fc" style:font-weight-asian="bold" style:font-weight-complex="bold"/>
    </style:style>
    <style:style style:name="T9" style:family="text">
      <style:text-properties style:font-name="Liberation Sans" officeooo:rsid="001bdd23"/>
    </style:style>
    <style:style style:name="T10" style:family="text">
      <style:text-properties fo:font-weight="bold" officeooo:rsid="00070463" style:font-weight-asian="bold" style:font-weight-complex="bold"/>
    </style:style>
    <style:style style:name="T11" style:family="text">
      <style:text-properties officeooo:rsid="0005bcea"/>
    </style:style>
    <style:style style:name="T12" style:family="text">
      <style:text-properties officeooo:rsid="00223704"/>
    </style:style>
    <style:style style:name="T13" style:family="text">
      <style:text-properties officeooo:rsid="0024f0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mil Michalak</text:p>
      <text:h text:style-name="P2" text:outline-level="1">AI for games – SameGame</text:h>
      <text:h text:style-name="P3" text:outline-level="2">Flat Monte Carlo</text:h>
      <text:p text:style-name="P11">Version 1:</text:p>
      <text:list xml:id="list753443595" text:style-name="L1">
        <text:list-item>
          <text:p text:style-name="P16"><text:span text:style-name="T11">Random simulation – every time we choose random region with size &gt;= 2 to delete.</text:span></text:p>
        </text:list-item>
        <text:list-item>
          <text:p text:style-name="P17">Best move is chosen by average score</text:p>
        </text:list-item>
        <text:list-item>
          <text:p text:style-name="P17"><text:span text:style-name="T10">Codingame result: 26992</text:span></text:p>
        </text:list-item>
      </text:list>
      <text:p text:style-name="P4">Version 2:</text:p>
      <text:list xml:id="list2962675482" text:style-name="L2">
        <text:list-item>
          <text:p text:style-name="P18">Simulations with Tabu policy</text:p>
        </text:list-item>
        <text:list-item>
          <text:p text:style-name="P19">Selection <text:span text:style-name="T3">like in v1</text:span></text:p>
        </text:list-item>
        <text:list-item>
          <text:p text:style-name="P20">Codingame result: <text:span text:style-name="T4">40</text:span><text:span text:style-name="T5">697</text:span></text:p>
        </text:list-item>
      </text:list>
      <text:p text:style-name="P5">Version 3:</text:p>
      <text:list xml:id="list3780052934" text:style-name="L3">
        <text:list-item>
          <text:p text:style-name="P6">Simulation like in v1</text:p>
        </text:list-item>
        <text:list-item>
          <text:p text:style-name="P6">Selection with Tabu policy</text:p>
        </text:list-item>
        <text:list-item>
          <text:p text:style-name="P15">Codingame result: <text:span text:style-name="T12">29439</text:span></text:p>
        </text:list-item>
      </text:list>
      <text:p text:style-name="P7">Version <text:span text:style-name="T13">4</text:span>:</text:p>
      <text:list xml:id="list111627132555025" text:continue-list="list2962675482" text:style-name="L2">
        <text:list-item>
          <text:p text:style-name="P12">Simulations with Tabu policy</text:p>
        </text:list-item>
        <text:list-item>
          <text:p text:style-name="P13"><text:span text:style-name="T1">Selection </text:span><text:span text:style-name="T7">with Tabu policy</text:span></text:p>
        </text:list-item>
        <text:list-item>
          <text:p text:style-name="P13"><text:span text:style-name="T10">Codingame result: </text:span><text:span text:style-name="T8">47057</text:span></text:p>
        </text:list-item>
      </text:list>
      <text:p text:style-name="P14"><text:span text:style-name="T8"/></text:p>
      <text:p text:style-name="P14"><text:span text:style-name="T8"/></text:p>
      <text:p text:style-name="P14"><text:span text:style-name="T8"/></text:p>
      <text:p text:style-name="P10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ans1" fo:font-family="'Liberation Sans'" style:font-family-generic="swiss" style:font-pitch="variable" fo:font-size="101%" fo:font-weight="bold" officeooo:rsid="0020b72d" style:font-name-asian="Noto Sans CJK SC" style:font-family-asian="'Noto Sans CJK SC'" style:font-family-generic-asian="system" style:font-pitch-asian="variable" style:font-size-asian="101%" style:font-weight-asian="bold" style:font-name-complex="Lohit Devanagari" style:font-family-complex="'Lohit Devanagari'" style:font-family-generic-complex="system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5:00:09.945790648</meta:creation-date>
    <dc:date>2021-01-05T11:16:25.988514034</dc:date>
    <meta:editing-duration>PT58M38S</meta:editing-duration>
    <meta:editing-cycles>30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86" meta:character-count="462" meta:non-whitespace-character-count="405"/>
  </office:meta>
</office:document-meta>
</file>